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B2FF2A327EABC87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Light"/>
    <style:font-face style:name="Times new roman" svg:font-family="'Times new roman'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8.45cm" fo:min-width="11.2cm" fo:padding-top="0.175cm" fo:padding-bottom="0.175cm" fo:padding-left="0.3cm" fo:padding-right="0.3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833cm" fo:min-width="2.7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stroke="dash" draw:stroke-dash="Fine_20_Dashed" draw:fill="none" draw:fill-color="#000000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1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8" style:family="graphic" style:parent-style-name="objectwithoutfill">
      <style:graphic-properties svg:stroke-width="0.2cm" draw:marker-start-width="0.65cm" draw:marker-end="Arrow" draw:marker-end-width="0.6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000000"/>
      <style:paragraph-properties fo:text-align="center"/>
    </style:style>
    <style:style style:name="P5" style:family="paragraph">
      <style:text-properties style:font-name="Times new roman" fo:font-size="32pt" fo:font-style="italic" style:font-size-asian="18pt" style:font-size-complex="18pt"/>
    </style:style>
    <style:style style:name="P6" style:family="paragraph">
      <loext:graphic-properties draw:fill="none" draw:fill-color="#ffffff"/>
      <style:text-properties style:font-name="Times new roman" fo:font-size="32pt" fo:font-style="italic" style:font-size-asian="18pt" style:font-size-complex="18pt"/>
    </style:style>
    <style:style style:name="P7" style:family="paragraph">
      <style:text-properties style:font-name="Times new roman" fo:font-size="32pt" fo:font-style="italic" style:font-size-asian="18pt" style:font-style-asian="italic" style:font-size-complex="18pt" style:font-style-complex="italic"/>
    </style:style>
    <style:style style:name="P8" style:family="paragraph">
      <loext:graphic-properties draw:fill="none" draw:fill-color="#ffffff"/>
      <style:text-properties style:font-name="Times new roman" fo:font-size="32pt" fo:font-style="italic" style:font-size-asian="18pt" style:font-style-asian="italic" style:font-size-complex="18pt" style:font-style-complex="italic"/>
    </style:style>
    <style:style style:name="P9" style:family="paragraph">
      <style:text-properties style:font-name="Times new roman" fo:font-size="32pt" fo:font-style="normal" style:font-size-asian="18pt" style:font-style-asian="normal" style:font-size-complex="18pt" style:font-style-complex="normal"/>
    </style:style>
    <style:style style:name="P10" style:family="paragraph">
      <loext:graphic-properties draw:fill="none" draw:fill-color="#ffffff"/>
      <style:text-properties style:font-name="Times new roman" fo:font-size="32pt" fo:font-style="normal" style:font-size-asian="18pt" style:font-style-asian="normal" style:font-size-complex="18pt" style:font-style-complex="normal"/>
    </style:style>
    <style:style style:name="T1" style:family="text">
      <style:text-properties fo:font-size="32pt"/>
    </style:style>
    <style:style style:name="T2" style:family="text">
      <style:text-properties style:text-position="sub 58%" fo:font-size="32pt" fo:font-style="normal" style:font-style-asian="normal" style:font-style-complex="normal"/>
    </style:style>
    <style:style style:name="T3" style:family="text">
      <style:text-properties fo:font-size="32pt" fo:font-style="italic" style:font-style-asian="italic" style:font-style-complex="italic"/>
    </style:style>
    <style:style style:name="T4" style:family="text">
      <style:text-properties style:font-name="Ubuntu" fo:font-size="32pt" fo:font-style="normal" style:font-name-asian="Ubuntu" style:font-style-asian="normal" style:font-name-complex="Ubuntu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168cm" svg:y1="26.841cm" svg:x2="1.168cm" svg:y2="1.075cm">
          <text:p/>
        </draw:line>
        <draw:line draw:style-name="gr1" draw:text-style-name="P1" draw:layer="layout" svg:x1="1.168cm" svg:y1="26.841cm" svg:x2="26.968cm" svg:y2="26.841cm">
          <text:p/>
        </draw:line>
        <draw:custom-shape draw:style-name="gr2" draw:text-style-name="P2" draw:layer="layout" svg:width="11.8cm" svg:height="8.8cm" draw:transform="rotate (0.785398163397448) translate (6.585cm 15.5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.2cm" svg:height="1.083cm" draw:transform="rotate (0.785398163397448) translate (8.537cm 15.3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3.568cm" svg:y1="18.075cm" svg:x2="10.368cm" svg:y2="14.875cm">
          <text:p/>
        </draw:line>
        <draw:custom-shape draw:style-name="gr3" draw:text-style-name="P3" draw:layer="layout" svg:width="3.2cm" svg:height="1.083cm" draw:transform="rotate (0.785398163397448) translate (12.337cm 19.1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.2cm" svg:height="1.083cm" draw:transform="rotate (1.0471975511966) translate (15.083cm 13.0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13.768cm" svg:y1="2.475cm" svg:x2="13.768cm" svg:y2="26.841cm">
          <text:p/>
        </draw:line>
        <draw:line draw:style-name="gr5" draw:text-style-name="P4" draw:layer="layout" svg:x1="26.168cm" svg:y1="14.855cm" svg:x2="1.082cm" svg:y2="14.855cm">
          <text:p/>
        </draw:line>
        <draw:line draw:style-name="gr5" draw:text-style-name="P4" draw:layer="layout" svg:x1="5.122cm" svg:y1="23.561cm" svg:x2="22.608cm" svg:y2="6.075cm">
          <text:p/>
        </draw:line>
        <draw:frame draw:style-name="gr6" draw:text-style-name="P6" draw:layer="layout" svg:width="3.6cm" svg:height="1.869cm" svg:x="14.068cm" svg:y="24.675cm">
          <draw:text-box>
            <text:p text:style-name="P5"><text:span text:style-name="T1">p</text:span><text:span text:style-name="T2">x</text:span></text:p>
          </draw:text-box>
        </draw:frame>
        <draw:frame draw:style-name="gr7" draw:text-style-name="P8" draw:layer="layout" svg:width="3.6cm" svg:height="1.5cm" svg:x="25.568cm" svg:y="25.341cm">
          <draw:text-box>
            <text:p text:style-name="P7"><text:span text:style-name="T3">x</text:span></text:p>
          </draw:text-box>
        </draw:frame>
        <draw:frame draw:style-name="gr7" draw:text-style-name="P8" draw:layer="layout" svg:width="3.6cm" svg:height="1.5cm" svg:x="1.368cm" svg:y="0.875cm">
          <draw:text-box>
            <text:p text:style-name="P7"><text:span text:style-name="T3">y</text:span></text:p>
          </draw:text-box>
        </draw:frame>
        <draw:frame draw:style-name="gr6" draw:text-style-name="P6" draw:layer="layout" svg:width="3.6cm" svg:height="1.869cm" svg:x="1.368cm" svg:y="12.875cm">
          <draw:text-box>
            <text:p text:style-name="P5"><text:span text:style-name="T1">p</text:span><text:span text:style-name="T2">y</text:span></text:p>
          </draw:text-box>
        </draw:frame>
        <draw:line draw:style-name="gr8" draw:text-style-name="P1" draw:layer="layout" svg:x1="18.186cm" svg:y1="10.497cm" svg:x2="19.986cm" svg:y2="8.697cm">
          <text:p/>
        </draw:line>
        <draw:frame draw:style-name="gr7" draw:text-style-name="P6" draw:layer="layout" svg:width="3.6cm" svg:height="1.5cm" svg:x="19.168cm" svg:y="9.206cm">
          <draw:text-box>
            <text:p text:style-name="P5"><text:span text:style-name="T1">v</text:span></text:p>
          </draw:text-box>
        </draw:frame>
        <draw:line draw:style-name="gr1" draw:text-style-name="P1" draw:layer="layout" svg:x1="1.168cm" svg:y1="26.841cm" svg:x2="1.168cm" svg:y2="1.075cm">
          <text:p/>
        </draw:line>
        <draw:line draw:style-name="gr1" draw:text-style-name="P1" draw:layer="layout" svg:x1="1.168cm" svg:y1="26.841cm" svg:x2="26.968cm" svg:y2="26.841cm">
          <text:p/>
        </draw:line>
        <draw:custom-shape draw:style-name="gr2" draw:text-style-name="P2" draw:layer="layout" svg:width="11.8cm" svg:height="8.8cm" draw:transform="rotate (0.785398163397448) translate (6.585cm 15.53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cm" svg:height="1.083cm" draw:transform="rotate (0.785398163397448) translate (8.537cm 15.3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3.568cm" svg:y1="18.075cm" svg:x2="10.368cm" svg:y2="14.875cm">
          <text:p/>
        </draw:line>
        <draw:custom-shape draw:style-name="gr3" draw:text-style-name="P3" draw:layer="layout" svg:width="3.2cm" svg:height="1.083cm" draw:transform="rotate (0.785398163397448) translate (12.337cm 19.1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.2cm" svg:height="1.083cm" draw:transform="rotate (1.0471975511966) translate (15.083cm 13.0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13.768cm" svg:y1="2.475cm" svg:x2="13.768cm" svg:y2="26.841cm">
          <text:p/>
        </draw:line>
        <draw:line draw:style-name="gr5" draw:text-style-name="P4" draw:layer="layout" svg:x1="26.168cm" svg:y1="14.855cm" svg:x2="1.082cm" svg:y2="14.855cm">
          <text:p/>
        </draw:line>
        <draw:line draw:style-name="gr5" draw:text-style-name="P4" xml:id="id1" draw:id="id1" draw:layer="layout" svg:x1="5.122cm" svg:y1="23.561cm" svg:x2="22.608cm" svg:y2="6.075cm">
          <text:p/>
        </draw:line>
        <draw:frame draw:style-name="gr9" draw:text-style-name="P6" draw:layer="layout" svg:width="3.6cm" svg:height="1.869cm" svg:x="14.068cm" svg:y="24.675cm">
          <draw:text-box>
            <text:p text:style-name="P5"><text:span text:style-name="T1">p</text:span><text:span text:style-name="T2">x</text:span></text:p>
          </draw:text-box>
        </draw:frame>
        <draw:frame draw:style-name="gr9" draw:text-style-name="P8" draw:layer="layout" svg:width="3.6cm" svg:height="1.5cm" svg:x="25.568cm" svg:y="25.341cm">
          <draw:text-box>
            <text:p text:style-name="P7"><text:span text:style-name="T3">x</text:span></text:p>
          </draw:text-box>
        </draw:frame>
        <draw:frame draw:style-name="gr9" draw:text-style-name="P8" draw:layer="layout" svg:width="3.6cm" svg:height="1.5cm" svg:x="1.368cm" svg:y="0.875cm">
          <draw:text-box>
            <text:p text:style-name="P7"><text:span text:style-name="T3">y</text:span></text:p>
          </draw:text-box>
        </draw:frame>
        <draw:frame draw:style-name="gr9" draw:text-style-name="P6" draw:layer="layout" svg:width="3.6cm" svg:height="1.869cm" svg:x="1.368cm" svg:y="12.875cm">
          <draw:text-box>
            <text:p text:style-name="P5"><text:span text:style-name="T1">p</text:span><text:span text:style-name="T2">y</text:span></text:p>
          </draw:text-box>
        </draw:frame>
        <draw:line draw:style-name="gr8" draw:text-style-name="P1" draw:layer="layout" svg:x1="18.186cm" svg:y1="10.497cm" svg:x2="19.986cm" svg:y2="8.697cm">
          <text:p/>
        </draw:line>
        <draw:frame draw:style-name="gr9" draw:text-style-name="P6" draw:layer="layout" svg:width="3.6cm" svg:height="1.5cm" svg:x="19.168cm" svg:y="9.206cm">
          <draw:text-box>
            <text:p text:style-name="P5"><text:span text:style-name="T1">v</text:span></text:p>
          </draw:text-box>
        </draw:frame>
        <draw:connector draw:style-name="gr4" draw:text-style-name="P1" draw:layer="layout" draw:type="curve" svg:x1="22.608cm" svg:y1="14.818cm" svg:x2="22.608cm" svg:y2="14.818cm" draw:start-shape="id1" draw:end-shape="id1" svg:d="M22608 14818z" svg:viewBox="0 0 1 1">
          <text:p/>
        </draw:connector>
        <draw:path draw:style-name="gr4" draw:text-style-name="P1" draw:layer="layout" svg:width="7.614cm" svg:height="3.35cm" draw:transform="skewX (0.396713338978311) rotate (-0.703716754404115) translate (20.400000719199cm 8.28099963434003cm)" svg:viewBox="0 0 7615 3351" svg:d="M0 0c4039-2 7615 3351 7615 3351">
          <text:p/>
        </draw:path>
        <draw:line draw:style-name="gr8" draw:text-style-name="P1" draw:layer="layout" svg:x1="21.006cm" svg:y1="8.894cm" svg:x2="20.406cm" svg:y2="8.294cm">
          <text:p/>
        </draw:line>
        <draw:frame draw:style-name="gr9" draw:text-style-name="P10" draw:layer="layout" svg:width="3.6cm" svg:height="1.513cm" svg:x="22.6cm" svg:y="10.6cm">
          <draw:text-box>
            <text:p text:style-name="P9"><text:span text:style-name="T4">θ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Light"/>
    <style:font-face style:name="Times new roman" svg:font-family="'Times new roman'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cm" svg:stroke-color="#000000" draw:marker-start-width="0.35cm" draw:marker-end-width="0.35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8T11:30:42.572635333</meta:creation-date>
    <dc:date>2018-08-28T11:37:22.095481596</dc:date>
    <meta:editing-duration>PT6M39S</meta:editing-duration>
    <meta:editing-cycles>1</meta:editing-cycles>
    <meta:document-statistic meta:object-count="36"/>
    <meta:generator>LibreOffice/5.1.6.2$Linux_X86_64 LibreOffice_project/10m0$Build-2</meta:generator>
  </office:meta>
</office:document-meta>
</file>